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E0000002802CAF72A5.png" manifest:media-type="image/png"/>
  <manifest:file-entry manifest:full-path="Pictures/10000201000001F400000258DE03F70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objectwithoutfill">
      <style:graphic-properties svg:stroke-width="0.2cm" svg:stroke-color="#0000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5.029cm" svg:height="6.035cm" svg:x="4.971cm" svg:y="5.965cm">
          <draw:image xlink:href="Pictures/10000201000001F400000258DE03F705.png" xlink:type="simple" xlink:show="embed" xlink:actuate="onLoad">
            <text:p/>
          </draw:image>
        </draw:frame>
        <draw:custom-shape draw:style-name="gr2" draw:text-style-name="P1" draw:layer="layout" svg:width="8cm" svg:height="8.75cm" svg:x="3.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75cm" svg:height="1.195cm" svg:x="6.5cm" svg:y="3.75cm">
          <draw:text-box>
            <text:p text:style-name="P2"><text:span text:style-name="T1">PC</text:span></text:p>
          </draw:text-box>
        </draw:frame>
        <draw:frame draw:style-name="gr4" draw:layer="layout" svg:width="5.75cm" svg:height="1.436cm" svg:x="4.75cm" svg:y="12cm">
          <draw:text-box>
            <text:p>Processing sketch</text:p>
            <text:p><text:span text:style-name="T2">(using p5_sumaho library)</text:span></text:p>
          </draw:text-box>
        </draw:frame>
        <draw:line draw:style-name="gr5" draw:text-style-name="P1" draw:layer="layout" svg:x1="10.25cm" svg:y1="8cm" svg:x2="18.5cm" svg:y2="8cm">
          <text:p/>
        </draw:line>
        <draw:custom-shape draw:style-name="gr2" draw:text-style-name="P1" draw:layer="layout" svg:width="8cm" svg:height="8.75cm" svg:x="17cm" svg:y="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25cm" svg:height="1.195cm" svg:x="18.25cm" svg:y="3.75cm">
          <draw:text-box>
            <text:p text:style-name="P3"><text:span text:style-name="T1">Android</text:span></text:p>
          </draw:text-box>
        </draw:frame>
        <draw:frame draw:style-name="gr1" draw:text-style-name="P1" draw:layer="layout" svg:width="4.5cm" svg:height="6.001cm" svg:x="18.75cm" svg:y="5.999cm">
          <draw:image xlink:href="Pictures/10000000000001E0000002802CAF72A5.png" xlink:type="simple" xlink:show="embed" xlink:actuate="onLoad">
            <text:p/>
          </draw:image>
        </draw:frame>
        <draw:frame draw:style-name="gr6" draw:layer="layout" svg:width="5.883cm" svg:height="0.962cm" svg:x="18.066cm" svg:y="11.967cm">
          <draw:text-box>
            <text:p>p5_sumaho_player</text:p>
          </draw:text-box>
        </draw:frame>
        <draw:line draw:style-name="gr5" draw:text-style-name="P1" draw:layer="layout" svg:x1="18.25cm" svg:y1="10.25cm" svg:x2="10cm" svg:y2="10.25cm">
          <text:p/>
        </draw:line>
        <draw:frame draw:style-name="gr6" draw:text-style-name="P4" draw:layer="layout" svg:width="0.502cm" svg:height="1.187cm" svg:x="12.25cm" svg:y="6.25cm">
          <draw:text-box>
            <text:p/>
          </draw:text-box>
        </draw:frame>
        <draw:frame draw:style-name="gr7" draw:layer="layout" svg:width="4.405cm" svg:height="0.962cm" svg:x="12.095cm" svg:y="6.788cm">
          <draw:text-box>
            <text:p>publish image</text:p>
          </draw:text-box>
        </draw:frame>
        <draw:frame draw:style-name="gr7" draw:layer="layout" svg:width="4.867cm" svg:height="1.673cm" svg:x="12cm" svg:y="10.5cm">
          <draw:text-box>
            <text:p>touch operation</text:p>
            <text:p>sensor 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8T17:17:23.437000000</meta:creation-date>
    <dc:date>2014-04-08T21:07:00.258000000</dc:date>
    <meta:editing-duration>PT34M15S</meta:editing-duration>
    <meta:editing-cycles>2</meta:editing-cycles>
    <meta:generator>LibreOffice/4.2.2.1$Windows_x86 LibreOffice_project/3be8cda0bddd8e430d8cda1ebfd581265cca5a0f</meta:generator>
    <meta:document-statistic meta:object-count="13"/>
  </office:meta>
</office:document-meta>
</file>